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BlinkMacSystemFont, apple-system, Roboto, 'Lucida Sans'"/>
    <style:font-face style:name="Oswald" svg:font-family="Oswald, BlinkMacSystemFont, apple-system, Roboto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a0a0a" style:font-name="Nunito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" style:family="paragraph" style:parent-style-name="Heading_20_1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0a0a0a" style:font-name="Oswald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0a0a0a" style:font-name="Oswald" fo:letter-spacing="normal" fo:font-style="normal" fo:font-weight="normal"/>
    </style:style>
    <style:style style:name="P5" style:family="paragraph" style:parent-style-name="Heading_20_2">
      <style:text-properties fo:font-variant="normal" fo:text-transform="none" fo:color="#0a0a0a" style:font-name="Oswald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.132cm" loext:contextual-spacing="false" fo:line-height="160%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.132cm" loext:contextual-spacing="false" fo:line-height="160%" fo:orphans="2" fo:widows="2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.132cm" loext:contextual-spacing="false" fo:line-height="160%" fo:orphans="2" fo:widows="2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.132cm" loext:contextual-spacing="false" fo:line-height="160%" fo:orphans="2" fo:widows="2" fo:text-indent="0cm" style:auto-text-indent="false" fo:padding="0cm" fo:border="none"/>
      <style:text-properties fo:font-variant="normal" fo:text-transform="none" fo:color="#0a0a0a" style:font-name="Nunito" fo:font-size="13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a0a0a" style:text-line-through-style="none" style:text-line-through-type="none" style:font-name="Nunito" fo:font-size="13.5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a0a0a" style:font-name="Nunito" fo:font-size="13.5pt" fo:letter-spacing="normal" fo:font-style="normal" fo:font-weight="bold"/>
    </style:style>
    <style:style style:name="T2" style:family="text">
      <style:text-properties fo:font-variant="normal" fo:text-transform="none" fo:color="#0a0a0a" style:font-name="Nunito" fo:font-size="13.5pt" fo:letter-spacing="normal" fo:font-style="normal" fo:font-weight="normal"/>
    </style:style>
    <style:style style:name="T3" style:family="text">
      <style:text-properties fo:font-variant="normal" fo:text-transform="none" fo:color="#0a0a0a" style:text-line-through-style="none" style:text-line-through-type="none" style:font-name="Nunito" fo:font-size="13.5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1 Introduction</text:h>
      <text:h text:style-name="P4" text:outline-level="2">1.1 Structured Data Classification</text:h>
      <text:p text:style-name="P1">Classification can be performed on structured or unstructured data. Classification is a technique where we categorize data into a given number of classes. The main goal of a classification problem is to identify the category/class to which a new data will fall under.</text:p>
      <text:p text:style-name="P1">Few of the terminologies encountered in machine learning – classification:</text:p>
      <text:list xml:id="list1899743945" text:style-name="L1">
        <text:list-item>
          <text:p text:style-name="P6"><text:span text:style-name="Strong_20_Emphasis"><text:span text:style-name="T1">Classifier:</text:span></text:span><text:span text:style-name="T2"> An algorithm that maps the input data to a specific category.</text:span></text:p>
        </text:list-item>
        <text:list-item>
          <text:p text:style-name="P6"><text:span text:style-name="Strong_20_Emphasis"><text:span text:style-name="T1">Classification model: </text:span></text:span><text:span text:style-name="T2">A classification model tries to draw some conclusion from the input values given for training. It will predict the class labels/categories for the new data.</text:span></text:p>
        </text:list-item>
        <text:list-item>
          <text:p text:style-name="P6"><text:span text:style-name="Strong_20_Emphasis"><text:span text:style-name="T1">Feature:</text:span></text:span><text:span text:style-name="T2"> A feature is an individual measurable property of a phenomenon being observed.</text:span></text:p>
        </text:list-item>
        <text:list-item>
          <text:p text:style-name="P6"><text:span text:style-name="Strong_20_Emphasis"><text:span text:style-name="T1">Binary Classification:</text:span></text:span><text:span text:style-name="T2"> Classification task with two possible outcomes. Eg: Gender classification (Male / Female)</text:span></text:p>
        </text:list-item>
        <text:list-item>
          <text:p text:style-name="P6"><text:span text:style-name="Strong_20_Emphasis"><text:span text:style-name="T1">Multi class classification:</text:span></text:span><text:span text:style-name="T2"> Classification with more than two classes. In multi class classification each sample is assigned to one and only one target label. Eg: An animal can be cat or dog but not both at the same time</text:span></text:p>
        </text:list-item>
        <text:list-item>
          <text:p text:style-name="P6"><text:span text:style-name="Strong_20_Emphasis"><text:span text:style-name="T1">Multi label classification: </text:span></text:span><text:span text:style-name="T2">Classification task where each sample is mapped to a set of target labels (more than one class). Eg: A news article can be about sports, a person, and location at the same time.</text:span></text:p>
        </text:list-item>
      </text:list>
      <text:list xml:id="list18078859" text:style-name="L2">
        <text:list-item>
          <text:p text:style-name="P7"><text:span text:style-name="Strong_20_Emphasis"><text:span text:style-name="T1">Initialize</text:span></text:span><text:span text:style-name="T2"> the classifier to be used.</text:span></text:p>
        </text:list-item>
        <text:list-item>
          <text:p text:style-name="P7"><text:soft-page-break/><text:span text:style-name="Strong_20_Emphasis"><text:span text:style-name="T1">Train the classifier:</text:span></text:span><text:span text:style-name="T2"> All classifiers in scikit-learn uses a fit(X, y) method to fit the model(training) for the given train data X and train label y.</text:span></text:p>
        </text:list-item>
        <text:list-item>
          <text:p text:style-name="P7"><text:span text:style-name="Strong_20_Emphasis"><text:span text:style-name="T1">Predict the target:</text:span></text:span><text:span text:style-name="T2"> Given an unlabeled observation X, the predict(X) returns the predicted label y.</text:span></text:p>
        </text:list-item>
        <text:list-item>
          <text:p text:style-name="P7"><text:span text:style-name="Strong_20_Emphasis"><text:span text:style-name="T1">Evaluate</text:span></text:span><text:span text:style-name="T2"> the classifier model</text:span></text:p>
        </text:list-item>
      </text:list>
      <text:h text:style-name="P5" text:outline-level="2">2.1 Logistic Regression</text:h>
      <text:p text:style-name="P2"><text:span text:style-name="Strong_20_Emphasis"><text:span text:style-name="T1">Definition: </text:span></text:span><text:span text:style-name="T2">Logistic regression is a machine learning algorithm for classification. In this algorithm, the probabilities describing the possible outcomes of a single trial are modelled using a logistic function.</text:span></text:p>
      <text:p text:style-name="P2"><text:span text:style-name="Strong_20_Emphasis"><text:span text:style-name="T1">Advantages:</text:span></text:span><text:span text:style-name="T2"> Logistic regression is designed for this purpose (classification), and is most useful for understanding the influence of several independent variables on a single outcome variable.</text:span></text:p>
      <text:p text:style-name="P2"><text:span text:style-name="Strong_20_Emphasis"><text:span text:style-name="T1">Disadvantages:</text:span></text:span><text:span text:style-name="T2"> Works only when the predicted variable is binary, assumes all predictors are independent of each other, and assumes data is free of missing values.</text:span></text:p>
      <text:h text:style-name="P5" text:outline-level="2">2.2 Naïve Bayes</text:h>
      <text:p text:style-name="P2"><text:span text:style-name="Strong_20_Emphasis"><text:span text:style-name="T1">Definition: </text:span></text:span><text:span text:style-name="T2">Naive Bayes algorithm based on Bayes’ theorem with the assumption of independence between every pair of features. Naive Bayes classifiers work well in many real-world situations such as document classification and spam filtering.</text:span></text:p>
      <text:p text:style-name="P2"><text:span text:style-name="Strong_20_Emphasis"><text:span text:style-name="T1">Advantages: </text:span></text:span><text:span text:style-name="T2">This algorithm requires a small amount of training data to estimate the necessary parameters. Naive Bayes classifiers are extremely fast compared to more sophisticated methods.</text:span></text:p>
      <text:p text:style-name="P2"><text:span text:style-name="Strong_20_Emphasis"><text:span text:style-name="T1">Disadvantages: </text:span></text:span><text:span text:style-name="T2">Naive Bayes is is known to be a bad estimator.</text:span></text:p>
      <text:h text:style-name="P5" text:outline-level="2"><text:soft-page-break/>2.3 Stochastic Gradient Descent</text:h>
      <text:p text:style-name="P2"><text:span text:style-name="Strong_20_Emphasis"><text:span text:style-name="T1">Definition: </text:span></text:span><text:span text:style-name="T2">Stochastic gradient descent is a simple and very efficient approach to fit linear models. It is particularly useful when the number of samples is very large. It supports different loss functions and penalties for classification.</text:span></text:p>
      <text:p text:style-name="P2"><text:span text:style-name="Strong_20_Emphasis"><text:span text:style-name="T1">Advantages:</text:span></text:span><text:span text:style-name="T2"> Efficiency and ease of implementation.</text:span></text:p>
      <text:p text:style-name="P2"><text:span text:style-name="Strong_20_Emphasis"><text:span text:style-name="T1">Disadvantages:</text:span></text:span><text:span text:style-name="T2"> Requires a number of hyper-parameters and it is sensitive to feature scaling.</text:span></text:p>
      <text:h text:style-name="P5" text:outline-level="2">2.4 K-Nearest Neighbours</text:h>
      <text:p text:style-name="P2"><text:span text:style-name="Strong_20_Emphasis"><text:span text:style-name="T1">Definition: </text:span></text:span><text:span text:style-name="T2">Neighbours based classification is a type of lazy learning as it does not attempt to construct a general internal model, but simply stores instances of the training data. Classification is computed from a simple majority vote of the k nearest neighbours of each point.</text:span></text:p>
      <text:p text:style-name="P2"><text:span text:style-name="Strong_20_Emphasis"><text:span text:style-name="T1">Advantages: </text:span></text:span><text:span text:style-name="T2">This algorithm is simple to implement, robust to noisy training data, and effective if training data is large.</text:span></text:p>
      <text:p text:style-name="P2"><text:span text:style-name="Strong_20_Emphasis"><text:span text:style-name="T1">Disadvantages: </text:span></text:span><text:span text:style-name="T2">Need to determine the value of K and the computation cost is high as it needs to computer the distance of each instance to all the training samples.</text:span></text:p>
      <text:h text:style-name="P5" text:outline-level="2">2.5 Decision Tree</text:h>
      <text:p text:style-name="P2"><text:span text:style-name="Strong_20_Emphasis"><text:span text:style-name="T1">Definition:</text:span></text:span><text:span text:style-name="T2"> Given a data of attributes together with its classes, a decision tree produces a sequence of rules that can be used to classify the data.</text:span></text:p>
      <text:p text:style-name="P2"><text:span text:style-name="Strong_20_Emphasis"><text:span text:style-name="T1">Advantages:</text:span></text:span><text:span text:style-name="T2"> Decision Tree is simple to understand and visualise, requires little data preparation, and can handle both numerical and categorical data.</text:span></text:p>
      <text:p text:style-name="P2"><text:span text:style-name="Strong_20_Emphasis"><text:span text:style-name="T1">Disadvantages: </text:span></text:span><text:span text:style-name="T2">Decision tree can create complex trees that do not generalise well, and decision trees can be unstable because small </text:span><text:soft-page-break/><text:span text:style-name="T2">variations in the data might result in a completely different tree being generated.</text:span></text:p>
      <text:h text:style-name="P5" text:outline-level="2">2.6 Random Forest</text:h>
      <text:p text:style-name="P2"><text:span text:style-name="Strong_20_Emphasis"><text:span text:style-name="T1">Definition: </text:span></text:span><text:span text:style-name="T2">Random forest classifier is a meta-estimator that fits a number of decision trees on various sub-samples of datasets and uses average to improve the predictive accuracy of the model and controls over-fitting. The sub-sample size is always the same as the original input sample size but the samples are drawn with replacement.</text:span></text:p>
      <text:p text:style-name="P2"><text:span text:style-name="Strong_20_Emphasis"><text:span text:style-name="T1">Advantages: </text:span></text:span><text:span text:style-name="T2">Reduction in over-fitting and random forest classifier is more accurate than decision trees in most cases.</text:span></text:p>
      <text:p text:style-name="P2"><text:span text:style-name="Strong_20_Emphasis"><text:span text:style-name="T1">Disadvantages: </text:span></text:span><text:span text:style-name="T2">Slow real time prediction, difficult to implement, and complex algorithm.</text:span></text:p>
      <text:h text:style-name="P5" text:outline-level="2">2.7 Support Vector Machine</text:h>
      <text:p text:style-name="P2"><text:span text:style-name="Strong_20_Emphasis"><text:span text:style-name="T1">Definition: </text:span></text:span><text:span text:style-name="T2">Support vector machine is a representation of the training data as points in space separated into categories by a clear gap that is as wide as possible. New examples are then mapped into that same space and predicted to belong to a category based on which side of the gap they fall.</text:span></text:p>
      <text:p text:style-name="P2"><text:span text:style-name="Strong_20_Emphasis"><text:span text:style-name="T1">Advantages: </text:span></text:span><text:span text:style-name="T2">Effective in high dimensional spaces and uses a subset of training points in the decision function so it is also memory efficient.</text:span></text:p>
      <text:p text:style-name="P2"><text:span text:style-name="Strong_20_Emphasis"><text:span text:style-name="T1">Disadvantages: </text:span></text:span><text:span text:style-name="T2">The algorithm does not directly provide probability estimates, these are calculated using an expensive five-fold cross-validation.</text:span></text:p>
      <text:p text:style-name="P2"><text:a xlink:type="simple" xlink:href="https://analyticsindiamag.com/7-types-classification-algorithms/screen-shot-2018-01-19-at-11-00-44-am/" text:style-name="Internet_20_link" text:visited-style-name="Visited_20_Internet_20_Link"><text:line-break/></text:a><text:span text:style-name="T3">3.1 Comparison Matrix</text:span></text:p>
      <text:list xml:id="list2957176230" text:style-name="L3">
        <text:list-item>
          <text:p text:style-name="P8"><text:span text:style-name="Strong_20_Emphasis"><text:span text:style-name="T1">Accuracy: (True Positive + True Negative) / Total Population</text:span></text:span></text:p>
          <text:list>
            <text:list-item>
              <text:p text:style-name="P9">Accuracy is a ratio of correctly predicted observation to the total observations. Accuracy is the most intuitive performance measure.</text:p>
            </text:list-item>
            <text:list-item>
              <text:p text:style-name="P9"><text:soft-page-break/>True Positive: The number of correct predictions that the occurrence is positive</text:p>
            </text:list-item>
            <text:list-item>
              <text:p text:style-name="P9">True Negative: The number of correct predictions that the occurrence is negative</text:p>
            </text:list-item>
          </text:list>
        </text:list-item>
        <text:list-item>
          <text:p text:style-name="P8"><text:span text:style-name="Strong_20_Emphasis"><text:span text:style-name="T1">F1-Score: (2 x Precision x Recall) / (Precision + Recall)</text:span></text:span></text:p>
          <text:list>
            <text:list-item>
              <text:p text:style-name="P9">F1-Score is the weighted average of Precision and Recall. Therefore, this score takes both false positives and false negatives into account. F1-Score is usually more useful than accuracy, especially if you have an uneven class distribution.</text:p>
            </text:list-item>
            <text:list-item>
              <text:p text:style-name="P9">Precision: When a positive value is predicted, how often is the prediction correct?</text:p>
            </text:list-item>
            <text:list-item>
              <text:p text:style-name="P9">Recall: When the actual value is positive, how often is the prediction correct?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BlinkMacSystemFont, apple-system, Roboto, 'Lucida Sans'"/>
    <style:font-face style:name="Oswald" svg:font-family="Oswald, BlinkMacSystemFont, apple-system, Roboto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0:22:49.765555203</meta:creation-date>
    <dc:date>2019-12-10T10:26:44.220512214</dc:date>
    <meta:editing-duration>PT3M55S</meta:editing-duration>
    <meta:editing-cycles>1</meta:editing-cycles>
    <meta:generator>LibreOffice/6.2.8.2$Linux_X86_64 LibreOffice_project/20$Build-2</meta:generator>
    <meta:document-statistic meta:table-count="0" meta:image-count="0" meta:object-count="0" meta:page-count="5" meta:paragraph-count="51" meta:word-count="971" meta:character-count="6224" meta:non-whitespace-character-count="5320"/>
  </office:meta>
</office:document-meta>
</file>